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fill="solid" draw:fill-color="#99ccff" draw:textarea-vertical-align="middle" draw:auto-grow-height="false" fo:min-height="0.749cm" fo:min-width="0.499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0000" draw:textarea-vertical-align="middle" draw:auto-grow-height="false" fo:min-height="0.749cm" fo:min-width="0.499cm"/>
    </style:style>
    <style:style style:name="gr8" style:family="graphic" style:parent-style-name="standard">
      <style:graphic-properties svg:stroke-color="#ff0000" draw:marker-end="Arrow" draw:marker-end-width="0.3cm" draw:textarea-horizontal-align="center" draw:textarea-vertical-align="middle"/>
    </style:style>
    <style:style style:name="gr9" style:family="graphic" style:parent-style-name="standard">
      <style:graphic-properties draw:fill="solid" draw:fill-color="#00ae00" draw:textarea-vertical-align="middle" draw:auto-grow-height="false" fo:min-height="0.749cm" fo:min-width="0.499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12" style:family="graphic" style:parent-style-name="standard">
      <style:graphic-properties svg:stroke-color="#00ae00" draw:marker-start="" draw:marker-end="Arrow" draw:textarea-horizontal-align="center" draw:textarea-vertical-align="middle"/>
    </style:style>
    <style:style style:name="gr13" style:family="graphic" style:parent-style-name="standard">
      <style:graphic-properties svg:stroke-color="#00ae00" draw:marker-start="Arrow" draw:textarea-horizontal-align="center" draw:textarea-vertical-align="middle"/>
    </style:style>
    <style:style style:name="gr14" style:family="graphic" style:parent-style-name="standard">
      <style:graphic-properties svg:stroke-color="#00ae00" draw:marker-end="Arrow" draw:marker-end-width="0.3cm" draw:textarea-horizontal-align="center" draw:textarea-vertical-align="middle"/>
    </style:style>
    <style:style style:name="gr15" style:family="graphic" style:parent-style-name="standard">
      <style:graphic-properties svg:stroke-color="#00ae00" draw:marker-start="Arrow" draw:marker-end="" draw:textarea-horizontal-align="center" draw:textarea-vertical-align="middle"/>
    </style:style>
    <style:style style:name="gr16" style:family="graphic" style:parent-style-name="standard">
      <style:graphic-properties svg:stroke-color="#00ae00" draw:marker-start="Arrow" draw:marker-end="" draw:marker-end-width="0.3cm" draw:textarea-horizontal-align="center" draw:textarea-vertical-align="middle"/>
    </style:style>
    <style:style style:name="gr17"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svg:stroke-color="#ff0000" draw:marker-start="" draw:marker-end="Arrow" draw:textarea-horizontal-align="center" draw:textarea-vertical-align="middle"/>
    </style:style>
    <style:style style:name="gr19" style:family="graphic" style:parent-style-name="standard">
      <style:graphic-properties svg:stroke-color="#ff0000" draw:marker-start="Arrow" draw:marker-end="" draw:textarea-horizontal-align="center" draw:textarea-vertical-align="middle"/>
    </style:style>
    <style:style style:name="gr20" style:family="graphic" style:parent-style-name="standard">
      <style:graphic-properties svg:stroke-color="#000000" draw:marker-start="" draw:marker-end="" draw:textarea-horizontal-align="center" draw:textarea-vertical-align="middle"/>
    </style:style>
    <style:style style:name="gr21" style:family="graphic" style:parent-style-name="standard">
      <style:graphic-properties svg:stroke-color="#000000" draw:marker-start="" draw:marker-end="" draw:marker-end-width="0.3cm" draw:textarea-horizontal-align="center" draw:textarea-vertical-align="middle"/>
    </style:style>
    <style:style style:name="gr22"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Default-notes">
      <style:graphic-properties draw:fill-color="#ffffff" fo:min-height="13.114cm"/>
    </style:style>
    <style:style style:name="P1" style:family="paragraph">
      <style:paragraph-properties fo:margin-left="0cm" fo:margin-right="0cm" fo:text-align="center" fo:text-indent="0cm"/>
      <style:text-properties fo:font-size="24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text-properties fo:font-size="18pt"/>
    </style:style>
    <style:style style:name="P6" style:family="paragraph">
      <style:paragraph-properties fo:margin-left="0cm" fo:margin-right="0cm" fo:text-indent="0cm"/>
      <style:text-properties fo:color="#ff0000" fo:font-weight="normal"/>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indent="0cm"/>
      <style:text-properties fo:color="#ff0000" fo:font-size="18pt" fo:font-weight="normal"/>
    </style:style>
    <style:style style:name="P9" style:family="paragraph">
      <style:paragraph-properties fo:margin-left="0cm" fo:margin-right="0cm" fo:text-indent="0cm"/>
      <style:text-properties style:use-window-font-color="true" fo:font-size="18pt" fo:font-weight="normal"/>
    </style:style>
    <style:style style:name="P10" style:family="paragraph">
      <style:paragraph-properties fo:margin-left="0cm" fo:margin-right="0cm" fo:text-indent="0cm"/>
      <style:text-properties fo:color="#00ae00" fo:font-size="18pt" fo:font-weight="normal"/>
    </style:style>
    <style:style style:name="P11" style:family="paragraph">
      <style:paragraph-properties style:writing-mode="lr-tb"/>
    </style:style>
    <style:style style:name="T1" style:family="text">
      <style:text-properties fo:font-size="24pt"/>
    </style:style>
    <style:style style:name="T2" style:family="text">
      <style:text-properties fo:color="#ff0000" fo:font-weight="normal"/>
    </style:style>
    <style:style style:name="T3" style:family="text">
      <style:text-properties fo:color="#00ae00"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5cm" svg:height="1.195cm" svg:x="5.5cm" svg:y="8.805cm">
          <draw:text-box>
            <text:p text:style-name="P1"><text:span text:style-name="T1">DSR : Recherche de la rout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custom-shape draw:style-name="gr3" draw:text-style-name="P2" draw:id="id1" draw:layer="layout" svg:width="1.5cm" svg:height="1.5cm" svg:x="4.5cm" svg:y="4cm">
          <text:p text:style-name="P2">A</text:p>
          <draw:enhanced-geometry svg:viewBox="0 0 21600 21600" draw:glue-points="10800 0 3160 3160 0 10800 3160 18440 10800 21600 18440 18440 21600 10800 18440 3160" draw:text-areas="3200 3200 18400 18400" draw:type="ellipse"/>
        </draw:custom-shape>
        <draw:custom-shape draw:style-name="gr4" draw:text-style-name="P3" draw:id="id5" draw:layer="layout" svg:width="1.5cm" svg:height="1.5cm" svg:x="4cm" svg:y="12.5cm">
          <text:p text:style-name="P2">B</text:p>
          <draw:enhanced-geometry svg:viewBox="0 0 21600 21600" draw:glue-points="10800 0 3160 3160 0 10800 3160 18440 10800 21600 18440 18440 21600 10800 18440 3160" draw:text-areas="3200 3200 18400 18400" draw:type="ellipse"/>
        </draw:custom-shape>
        <draw:custom-shape draw:style-name="gr4" draw:text-style-name="P3" draw:id="id4" draw:layer="layout" svg:width="1.5cm" svg:height="1.5cm" svg:x="7.5cm" svg:y="8.5cm">
          <text:p text:style-name="P2">C</text:p>
          <draw:enhanced-geometry svg:viewBox="0 0 21600 21600" draw:glue-points="10800 0 3160 3160 0 10800 3160 18440 10800 21600 18440 18440 21600 10800 18440 3160" draw:text-areas="3200 3200 18400 18400" draw:type="ellipse"/>
        </draw:custom-shape>
        <draw:custom-shape draw:style-name="gr4" draw:text-style-name="P3" draw:id="id2" draw:layer="layout" svg:width="1.5cm" svg:height="1.5cm" svg:x="10.724cm" svg:y="1.798cm">
          <text:p text:style-name="P2">E</text:p>
          <draw:enhanced-geometry svg:viewBox="0 0 21600 21600" draw:glue-points="10800 0 3160 3160 0 10800 3160 18440 10800 21600 18440 18440 21600 10800 18440 3160" draw:text-areas="3200 3200 18400 18400" draw:type="ellipse"/>
        </draw:custom-shape>
        <draw:custom-shape draw:style-name="gr4" draw:text-style-name="P3" draw:id="id6" draw:layer="layout" svg:width="1.5cm" svg:height="1.5cm" svg:x="11cm" svg:y="14cm">
          <text:p text:style-name="P2">D</text:p>
          <draw:enhanced-geometry svg:viewBox="0 0 21600 21600" draw:glue-points="10800 0 3160 3160 0 10800 3160 18440 10800 21600 18440 18440 21600 10800 18440 3160" draw:text-areas="3200 3200 18400 18400" draw:type="ellipse"/>
        </draw:custom-shape>
        <draw:custom-shape draw:style-name="gr4" draw:text-style-name="P3" draw:id="id3" draw:layer="layout" svg:width="1.5cm" svg:height="1.5cm" svg:x="13cm" svg:y="7.5cm">
          <text:p text:style-name="P2">F</text:p>
          <draw:enhanced-geometry svg:viewBox="0 0 21600 21600" draw:glue-points="10800 0 3160 3160 0 10800 3160 18440 10800 21600 18440 18440 21600 10800 18440 3160" draw:text-areas="3200 3200 18400 18400" draw:type="ellipse"/>
        </draw:custom-shape>
        <draw:custom-shape draw:style-name="gr4" draw:text-style-name="P3" draw:id="id7" draw:layer="layout" svg:width="1.5cm" svg:height="1.5cm" svg:x="16cm" svg:y="12cm">
          <text:p text:style-name="P2">G</text:p>
          <draw:enhanced-geometry svg:viewBox="0 0 21600 21600" draw:glue-points="10800 0 3160 3160 0 10800 3160 18440 10800 21600 18440 18440 21600 10800 18440 3160" draw:text-areas="3200 3200 18400 18400" draw:type="ellipse"/>
        </draw:custom-shape>
        <draw:custom-shape draw:style-name="gr3" draw:text-style-name="P2" draw:id="id8" draw:layer="layout" svg:width="1.5cm" svg:height="1.5cm" svg:x="20cm" svg:y="14.5cm">
          <text:p text:style-name="P2">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1" draw:start-glue-point="11" draw:end-shape="id2" draw:end-glue-point="6">
          <text:p/>
        </draw:connector>
        <draw:connector draw:style-name="gr5" draw:text-style-name="P3" draw:layer="layout" draw:type="line" svg:x1="12.004cm" svg:y1="3.078cm" svg:x2="13.749cm" svg:y2="7.5cm" draw:start-shape="id2" draw:start-glue-point="9" draw:end-shape="id3" draw:end-glue-point="4">
          <text:p/>
        </draw:connector>
        <draw:connector draw:style-name="gr5" draw:text-style-name="P3" draw:layer="layout" draw:type="line" svg:x1="7.718cm" svg:y1="8.718cm" svg:x2="5.78cm" svg:y2="5.28cm" draw:start-shape="id4" draw:start-glue-point="5" draw:end-shape="id1" draw:end-glue-point="9">
          <text:p/>
        </draw:connector>
        <draw:connector draw:style-name="gr5" draw:text-style-name="P3" draw:layer="layout" draw:type="line" svg:x1="9cm" svg:y1="9.249cm" svg:x2="13cm" svg:y2="8.249cm" draw:start-shape="id4" draw:start-glue-point="10" draw:end-shape="id3" draw:end-glue-point="6">
          <text:p/>
        </draw:connector>
        <draw:connector draw:style-name="gr5" draw:text-style-name="P3" draw:layer="layout" draw:type="line" svg:x1="5.28cm" svg:y1="12.718cm" svg:x2="7.718cm" svg:y2="9.78cm" draw:start-shape="id5" draw:start-glue-point="11" draw:end-shape="id4" draw:end-glue-point="7">
          <text:p/>
        </draw:connector>
        <draw:connector draw:style-name="gr5" draw:text-style-name="P3" draw:layer="layout" draw:type="line" svg:x1="5.28cm" svg:y1="13.78cm" svg:x2="11cm" svg:y2="14.749cm" draw:start-shape="id5" draw:start-glue-point="9" draw:end-shape="id6" draw:end-glue-point="6">
          <text:p/>
        </draw:connector>
        <draw:connector draw:style-name="gr5" draw:text-style-name="P3" draw:layer="layout" draw:type="line" svg:x1="14.28cm" svg:y1="8.78cm" svg:x2="16.218cm" svg:y2="12.218cm" draw:start-shape="id3" draw:start-glue-point="9" draw:end-shape="id7" draw:end-glue-point="5">
          <text:p/>
        </draw:connector>
        <draw:connector draw:style-name="gr5" draw:text-style-name="P3" draw:layer="layout" draw:type="line" svg:x1="12.5cm" svg:y1="14.749cm" svg:x2="16.218cm" svg:y2="13.28cm" draw:start-shape="id6" draw:start-glue-point="10" draw:end-shape="id7" draw:end-glue-point="7">
          <text:p/>
        </draw:connector>
        <draw:connector draw:style-name="gr5" draw:text-style-name="P3" draw:layer="layout" draw:type="line" svg:x1="17.28cm" svg:y1="13.28cm" svg:x2="20.218cm" svg:y2="14.718cm" draw:start-shape="id7" draw:start-glue-point="9" draw:end-shape="id8" draw:end-glue-point="5">
          <text:p/>
        </draw:connector>
        <draw:frame draw:style-name="gr6" draw:layer="layout" svg:width="0.502cm" svg:height="1.204cm" svg:x="21.5cm" svg:y="8.5cm">
          <draw:text-box>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text-style-name="P4" draw:layer="layout" svg:width="16.799cm" svg:height="13.114cm" svg:x="2.1cm" svg:y="14.107cm" presentation:class="notes" presentation:placeholder="true" presentation:user-transformed="true">
            <draw:text-box/>
          </draw:frame>
        </presentation:notes>
      </draw:page>
      <draw:page draw:name="page3" draw:style-name="dp1" draw:master-page-name="Default">
        <office:forms form:automatic-focus="false" form:apply-design-mode="false"/>
        <draw:custom-shape draw:style-name="gr7" draw:text-style-name="P5" draw:id="id16"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4" draw:text-style-name="P5" draw:id="id12"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7" draw:text-style-name="P5" draw:id="id11"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7" draw:text-style-name="P5" draw:id="id9"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13"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4" draw:text-style-name="P5" draw:id="id10"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4" draw:text-style-name="P5" draw:id="id14"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5"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12.004cm" svg:y1="3.078cm" svg:x2="13.749cm" svg:y2="7.5cm" draw:start-shape="id9" draw:start-glue-point="9" draw:end-shape="id10" draw:end-glue-point="4">
          <text:p/>
        </draw:connector>
        <draw:connector draw:style-name="gr5" draw:text-style-name="P3" draw:layer="layout" draw:type="line" svg:x1="9cm" svg:y1="9.249cm" svg:x2="13cm" svg:y2="8.249cm" draw:start-shape="id11" draw:start-glue-point="10" draw:end-shape="id10" draw:end-glue-point="6">
          <text:p/>
        </draw:connector>
        <draw:connector draw:style-name="gr5" draw:text-style-name="P3" draw:layer="layout" draw:type="line" svg:x1="5.28cm" svg:y1="12.718cm" svg:x2="7.718cm" svg:y2="9.78cm" draw:start-shape="id12" draw:start-glue-point="11" draw:end-shape="id11" draw:end-glue-point="7">
          <text:p/>
        </draw:connector>
        <draw:connector draw:style-name="gr5" draw:text-style-name="P3" draw:layer="layout" draw:type="line" svg:x1="5.28cm" svg:y1="13.78cm" svg:x2="11cm" svg:y2="14.749cm" draw:start-shape="id12" draw:start-glue-point="9" draw:end-shape="id13" draw:end-glue-point="6">
          <text:p/>
        </draw:connector>
        <draw:connector draw:style-name="gr5" draw:text-style-name="P3" draw:layer="layout" draw:type="line" svg:x1="14.28cm" svg:y1="8.78cm" svg:x2="16.218cm" svg:y2="12.218cm" draw:start-shape="id10" draw:start-glue-point="9" draw:end-shape="id14" draw:end-glue-point="5">
          <text:p/>
        </draw:connector>
        <draw:connector draw:style-name="gr5" draw:text-style-name="P3" draw:layer="layout" draw:type="line" svg:x1="12.5cm" svg:y1="14.749cm" svg:x2="16.218cm" svg:y2="13.28cm" draw:start-shape="id13" draw:start-glue-point="10" draw:end-shape="id14" draw:end-glue-point="7">
          <text:p/>
        </draw:connector>
        <draw:connector draw:style-name="gr5" draw:text-style-name="P3" draw:layer="layout" draw:type="line" svg:x1="17.28cm" svg:y1="13.28cm" svg:x2="20.218cm" svg:y2="14.718cm" draw:start-shape="id14" draw:start-glue-point="9" draw:end-shape="id15" draw:end-glue-point="5">
          <text:p/>
        </draw:connector>
        <draw:frame draw:style-name="gr6" draw:layer="layout" svg:width="0.502cm" svg:height="1.204cm" svg:x="21.5cm" svg:y="8.5cm">
          <draw:text-box>
            <text:p/>
          </draw:text-box>
        </draw:frame>
        <draw:connector draw:style-name="gr8" draw:text-style-name="P3" draw:layer="layout" draw:type="line" svg:x1="5.78cm" svg:y1="4.218cm" svg:x2="10.724cm" svg:y2="2.547cm" draw:start-shape="id16" draw:start-glue-point="11" draw:end-shape="id9" draw:end-glue-point="6">
          <text:p/>
        </draw:connector>
        <draw:connector draw:style-name="gr8" draw:text-style-name="P3" draw:layer="layout" draw:type="line" svg:x1="5.78cm" svg:y1="5.28cm" svg:x2="7.718cm" svg:y2="8.718cm" draw:start-shape="id16" draw:start-glue-point="9" draw:end-shape="id11" draw:end-glue-point="5">
          <text:p/>
        </draw:connector>
        <draw:frame draw:style-name="gr1" draw:text-style-name="P6" draw:layer="layout" svg:width="4cm" svg:height="0.963cm" svg:x="6.1cm" svg:y="2.237cm">
          <draw:text-box>
            <text:p text:style-name="P6"><text:span text:style-name="T2">RREQ [A]</text:span></text:p>
          </draw:text-box>
        </draw:frame>
        <draw:frame draw:style-name="gr1" draw:text-style-name="P6" draw:layer="layout" svg:width="4cm" svg:height="0.963cm" svg:x="3.3cm" svg:y="6.438cm">
          <draw:text-box>
            <text:p text:style-name="P6"><text:span text:style-name="T2">RREQ [A]</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4" draw:style-name="dp1" draw:master-page-name="Default">
        <office:forms form:automatic-focus="false" form:apply-design-mode="false"/>
        <draw:custom-shape draw:style-name="gr9" draw:text-style-name="P5" draw:id="id24"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7" draw:text-style-name="P5" draw:id="id17"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7" draw:text-style-name="P5" draw:id="id22"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7" draw:text-style-name="P5" draw:id="id23"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18"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7" draw:text-style-name="P5" draw:id="id19"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4" draw:text-style-name="P5" draw:id="id20"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3" draw:text-style-name="P5" draw:id="id21"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28cm" svg:y1="13.78cm" svg:x2="11cm" svg:y2="14.749cm" draw:start-shape="id17" draw:start-glue-point="9" draw:end-shape="id18" draw:end-glue-point="6">
          <text:p/>
        </draw:connector>
        <draw:connector draw:style-name="gr5" draw:text-style-name="P3" draw:layer="layout" draw:type="line" svg:x1="14.28cm" svg:y1="8.78cm" svg:x2="16.218cm" svg:y2="12.218cm" draw:start-shape="id19" draw:start-glue-point="9" draw:end-shape="id20" draw:end-glue-point="5">
          <text:p/>
        </draw:connector>
        <draw:connector draw:style-name="gr5" draw:text-style-name="P3" draw:layer="layout" draw:type="line" svg:x1="12.5cm" svg:y1="14.749cm" svg:x2="16.218cm" svg:y2="13.28cm" draw:start-shape="id18" draw:start-glue-point="10" draw:end-shape="id20" draw:end-glue-point="7">
          <text:p/>
        </draw:connector>
        <draw:connector draw:style-name="gr5" draw:text-style-name="P3" draw:layer="layout" draw:type="line" svg:x1="17.28cm" svg:y1="13.28cm" svg:x2="20.218cm" svg:y2="14.718cm" draw:start-shape="id20" draw:start-glue-point="9" draw:end-shape="id21" draw:end-glue-point="5">
          <text:p/>
        </draw:connector>
        <draw:frame draw:style-name="gr6" draw:layer="layout" svg:width="0.502cm" svg:height="1.204cm" svg:x="21.5cm" svg:y="8.5cm">
          <draw:text-box>
            <text:p/>
          </draw:text-box>
        </draw:frame>
        <draw:connector draw:style-name="gr8" draw:text-style-name="P3" draw:layer="layout" draw:type="line" svg:x1="7.718cm" svg:y1="9.78cm" svg:x2="5.28cm" svg:y2="12.718cm" draw:start-shape="id22" draw:start-glue-point="7" draw:end-shape="id17" draw:end-glue-point="11">
          <text:p/>
        </draw:connector>
        <draw:connector draw:style-name="gr8" draw:text-style-name="P3" draw:layer="layout" draw:type="line" svg:x1="9cm" svg:y1="9.249cm" svg:x2="13cm" svg:y2="8.249cm" draw:start-shape="id22" draw:start-glue-point="10" draw:end-shape="id19" draw:end-glue-point="6">
          <text:p/>
        </draw:connector>
        <draw:connector draw:style-name="gr8" draw:text-style-name="P3" draw:layer="layout" draw:type="line" svg:x1="12.004cm" svg:y1="3.078cm" svg:x2="13.749cm" svg:y2="7.5cm" draw:start-shape="id23" draw:start-glue-point="9" draw:end-shape="id19" draw:end-glue-point="4">
          <text:p/>
        </draw:connector>
        <draw:connector draw:style-name="gr8" draw:text-style-name="P3" draw:layer="layout" draw:type="line" svg:x1="7.718cm" svg:y1="8.718cm" svg:x2="5.78cm" svg:y2="5.28cm" draw:start-shape="id22" draw:start-glue-point="5" draw:end-shape="id24" draw:end-glue-point="9">
          <text:p/>
        </draw:connector>
        <draw:frame draw:style-name="gr1" draw:text-style-name="P8" draw:layer="layout" svg:width="4.2cm" svg:height="0.963cm" svg:x="7cm" svg:y="6.5cm">
          <draw:text-box>
            <text:p text:style-name="P8"><text:span text:style-name="T2">RREQ [A,C]</text:span></text:p>
          </draw:text-box>
        </draw:frame>
        <draw:connector draw:style-name="gr8" draw:text-style-name="P3" draw:layer="layout" draw:type="line" svg:x1="10.724cm" svg:y1="2.547cm" svg:x2="5.78cm" svg:y2="4.218cm" draw:start-shape="id23" draw:start-glue-point="6" draw:end-shape="id24" draw:end-glue-point="11">
          <text:p/>
        </draw:connector>
        <draw:frame draw:style-name="gr1" draw:text-style-name="P9" draw:layer="layout" svg:width="3.9cm" svg:height="0.963cm" svg:x="5.8cm" svg:y="2.038cm">
          <draw:text-box>
            <text:p text:style-name="P9"><text:span text:style-name="T2">RREQ [A,E]</text:span></text:p>
          </draw:text-box>
        </draw:frame>
        <draw:frame draw:style-name="gr1" draw:text-style-name="P9" draw:layer="layout" svg:width="3.9cm" svg:height="0.963cm" svg:x="12.6cm" svg:y="4.139cm">
          <draw:text-box>
            <text:p text:style-name="P9"><text:span text:style-name="T2">RREQ [A,E]</text:span></text:p>
          </draw:text-box>
        </draw:frame>
        <draw:frame draw:style-name="gr1" draw:text-style-name="P8" draw:layer="layout" svg:width="4.2cm" svg:height="0.963cm" svg:x="9.2cm" svg:y="9.041cm">
          <draw:text-box>
            <text:p text:style-name="P8"><text:span text:style-name="T2">RREQ [A,C]</text:span></text:p>
          </draw:text-box>
        </draw:frame>
        <draw:frame draw:style-name="gr1" draw:text-style-name="P8" draw:layer="layout" svg:width="4.2cm" svg:height="0.963cm" svg:x="3.2cm" svg:y="9.741cm">
          <draw:text-box>
            <text:p text:style-name="P8"><text:span text:style-name="T2">RREQ [A,C]</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5" draw:style-name="dp1" draw:master-page-name="Default">
        <office:forms form:automatic-focus="false" form:apply-design-mode="false"/>
        <draw:custom-shape draw:style-name="gr9" draw:text-style-name="P5" draw:id="id25"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7" draw:text-style-name="P5" draw:id="id32"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27"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9" draw:text-style-name="P5" draw:id="id26"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7" draw:text-style-name="P5" draw:id="id30"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7" draw:text-style-name="P5" draw:id="id28"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7" draw:text-style-name="P5" draw:id="id29"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1"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25" draw:start-glue-point="11" draw:end-shape="id26" draw:end-glue-point="6">
          <text:p/>
        </draw:connector>
        <draw:connector draw:style-name="gr5" draw:text-style-name="P3" draw:layer="layout" draw:type="line" svg:x1="7.718cm" svg:y1="8.718cm" svg:x2="5.78cm" svg:y2="5.28cm" draw:start-shape="id27" draw:start-glue-point="5" draw:end-shape="id25" draw:end-glue-point="9">
          <text:p/>
        </draw:connector>
        <draw:connector draw:style-name="gr5" draw:text-style-name="P3" draw:layer="layout" draw:type="line" svg:x1="14.28cm" svg:y1="8.78cm" svg:x2="16.218cm" svg:y2="12.218cm" draw:start-shape="id28" draw:start-glue-point="9" draw:end-shape="id29" draw:end-glue-point="5">
          <text:p/>
        </draw:connector>
        <draw:connector draw:style-name="gr5" draw:text-style-name="P3" draw:layer="layout" draw:type="line" svg:x1="12.5cm" svg:y1="14.749cm" svg:x2="16.218cm" svg:y2="13.28cm" draw:start-shape="id30" draw:start-glue-point="10" draw:end-shape="id29" draw:end-glue-point="7">
          <text:p/>
        </draw:connector>
        <draw:connector draw:style-name="gr5" draw:text-style-name="P3" draw:layer="layout" draw:type="line" svg:x1="17.28cm" svg:y1="13.28cm" svg:x2="20.218cm" svg:y2="14.718cm" draw:start-shape="id29" draw:start-glue-point="9" draw:end-shape="id31" draw:end-glue-point="5">
          <text:p/>
        </draw:connector>
        <draw:frame draw:style-name="gr6" draw:layer="layout" svg:width="0.502cm" svg:height="1.204cm" svg:x="21.5cm" svg:y="8.5cm">
          <draw:text-box>
            <text:p/>
          </draw:text-box>
        </draw:frame>
        <draw:connector draw:style-name="gr8" draw:text-style-name="P3" draw:layer="layout" draw:type="line" svg:x1="5.28cm" svg:y1="13.78cm" svg:x2="11cm" svg:y2="14.749cm" draw:start-shape="id32" draw:start-glue-point="9" draw:end-shape="id30" draw:end-glue-point="6">
          <text:p/>
        </draw:connector>
        <draw:connector draw:style-name="gr8" draw:text-style-name="P3" draw:layer="layout" draw:type="line" svg:x1="14.28cm" svg:y1="8.78cm" svg:x2="16.218cm" svg:y2="12.218cm" draw:start-shape="id28" draw:start-glue-point="9" draw:end-shape="id29" draw:end-glue-point="5">
          <text:p/>
        </draw:connector>
        <draw:connector draw:style-name="gr8" draw:text-style-name="P3" draw:layer="layout" draw:type="line" svg:x1="13.749cm" svg:y1="7.5cm" svg:x2="12.004cm" svg:y2="3.078cm" draw:start-shape="id28" draw:start-glue-point="4" draw:end-shape="id26" draw:end-glue-point="9">
          <text:p/>
        </draw:connector>
        <draw:connector draw:style-name="gr8" draw:text-style-name="P3" draw:layer="layout" draw:type="line" svg:x1="13cm" svg:y1="8.249cm" svg:x2="9cm" svg:y2="9.249cm" draw:start-shape="id28" draw:start-glue-point="6" draw:end-shape="id27" draw:end-glue-point="10">
          <text:p/>
        </draw:connector>
        <draw:connector draw:style-name="gr8" draw:text-style-name="P3" draw:layer="layout" draw:type="line" svg:x1="5.28cm" svg:y1="12.718cm" svg:x2="7.718cm" svg:y2="9.78cm" draw:start-shape="id32" draw:start-glue-point="11" draw:end-shape="id27" draw:end-glue-point="7">
          <text:p/>
        </draw:connector>
        <draw:frame draw:style-name="gr1" draw:text-style-name="P8" draw:layer="layout" svg:width="4.9cm" svg:height="0.963cm" svg:x="2.2cm" svg:y="10.301cm">
          <draw:text-box>
            <text:p text:style-name="P8"><text:span text:style-name="T2">RREQ [A,C,B]</text:span></text:p>
          </draw:text-box>
        </draw:frame>
        <draw:frame draw:style-name="gr10" draw:text-style-name="P8" draw:layer="layout" svg:width="5cm" svg:height="0.963cm" svg:x="13.1cm" svg:y="4.738cm">
          <draw:text-box>
            <text:p text:style-name="P8"><text:span text:style-name="T2">RREQ [A,C,F]</text:span></text:p>
          </draw:text-box>
        </draw:frame>
        <draw:frame draw:style-name="gr10" draw:text-style-name="P8" draw:layer="layout" svg:width="5cm" svg:height="0.963cm" svg:x="14.9cm" svg:y="9.539cm">
          <draw:text-box>
            <text:p text:style-name="P8"><text:span text:style-name="T2">RREQ [A,C,F]</text:span></text:p>
          </draw:text-box>
        </draw:frame>
        <draw:frame draw:style-name="gr10" draw:text-style-name="P8" draw:layer="layout" svg:width="5cm" svg:height="0.963cm" svg:x="8.5cm" svg:y="7.239cm">
          <draw:text-box>
            <text:p text:style-name="P8"><text:span text:style-name="T2">RREQ [A,C,F]</text:span></text:p>
          </draw:text-box>
        </draw:frame>
        <draw:frame draw:style-name="gr1" draw:text-style-name="P8" draw:layer="layout" svg:width="4.9cm" svg:height="0.963cm" svg:x="5.5cm" svg:y="14.502cm">
          <draw:text-box>
            <text:p text:style-name="P8"><text:span text:style-name="T2">RREQ [A,C,B]</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6" draw:style-name="dp1" draw:master-page-name="Default">
        <office:forms form:automatic-focus="false" form:apply-design-mode="false"/>
        <draw:custom-shape draw:style-name="gr9" draw:text-style-name="P5" draw:id="id33"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9" draw:text-style-name="P5" draw:id="id37"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36"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9" draw:text-style-name="P5" draw:id="id34"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7" draw:text-style-name="P5" draw:id="id40"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35"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7" draw:text-style-name="P5" draw:id="id38"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7" draw:text-style-name="P5" draw:id="id39"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33" draw:start-glue-point="11" draw:end-shape="id34" draw:end-glue-point="6">
          <text:p/>
        </draw:connector>
        <draw:connector draw:style-name="gr5" draw:text-style-name="P3" draw:layer="layout" draw:type="line" svg:x1="12.004cm" svg:y1="3.078cm" svg:x2="13.749cm" svg:y2="7.5cm" draw:start-shape="id34" draw:start-glue-point="9" draw:end-shape="id35" draw:end-glue-point="4">
          <text:p/>
        </draw:connector>
        <draw:connector draw:style-name="gr5" draw:text-style-name="P3" draw:layer="layout" draw:type="line" svg:x1="7.718cm" svg:y1="8.718cm" svg:x2="5.78cm" svg:y2="5.28cm" draw:start-shape="id36" draw:start-glue-point="5" draw:end-shape="id33" draw:end-glue-point="9">
          <text:p/>
        </draw:connector>
        <draw:connector draw:style-name="gr5" draw:text-style-name="P3" draw:layer="layout" draw:type="line" svg:x1="9cm" svg:y1="9.249cm" svg:x2="13cm" svg:y2="8.249cm" draw:start-shape="id36" draw:start-glue-point="10" draw:end-shape="id35" draw:end-glue-point="6">
          <text:p/>
        </draw:connector>
        <draw:connector draw:style-name="gr5" draw:text-style-name="P3" draw:layer="layout" draw:type="line" svg:x1="5.28cm" svg:y1="12.718cm" svg:x2="7.718cm" svg:y2="9.78cm" draw:start-shape="id37" draw:start-glue-point="11" draw:end-shape="id36" draw:end-glue-point="7">
          <text:p/>
        </draw:connector>
        <draw:frame draw:style-name="gr6" draw:layer="layout" svg:width="0.502cm" svg:height="1.204cm" svg:x="21.5cm" svg:y="8.5cm">
          <draw:text-box>
            <text:p/>
          </draw:text-box>
        </draw:frame>
        <draw:frame draw:style-name="gr1" draw:text-style-name="P8" draw:layer="layout" svg:width="5.7cm" svg:height="0.963cm" svg:x="13.1cm" svg:y="14.3cm">
          <draw:text-box>
            <text:p text:style-name="P8"><text:span text:style-name="T2">RREQ [A,C,B,D]</text:span></text:p>
          </draw:text-box>
        </draw:frame>
        <draw:connector draw:style-name="gr8" draw:text-style-name="P3" draw:layer="layout" draw:type="line" svg:x1="17.28cm" svg:y1="13.28cm" svg:x2="20.218cm" svg:y2="14.718cm" draw:start-shape="id38" draw:start-glue-point="9" draw:end-shape="id39" draw:end-glue-point="5">
          <text:p/>
        </draw:connector>
        <draw:connector draw:style-name="gr8" draw:text-style-name="P3" draw:layer="layout" draw:type="line" svg:x1="11cm" svg:y1="14.749cm" svg:x2="5.28cm" svg:y2="13.78cm" draw:start-shape="id40" draw:start-glue-point="6" draw:end-shape="id37" draw:end-glue-point="9">
          <text:p/>
        </draw:connector>
        <draw:connector draw:style-name="gr8" draw:text-style-name="P3" draw:layer="layout" draw:type="line" svg:x1="16.218cm" svg:y1="12.218cm" svg:x2="14.28cm" svg:y2="8.78cm" draw:start-shape="id38" draw:start-glue-point="5" draw:end-shape="id35" draw:end-glue-point="9">
          <text:p/>
        </draw:connector>
        <draw:frame draw:style-name="gr1" draw:text-style-name="P8" draw:layer="layout" svg:width="5.5cm" svg:height="0.963cm" svg:x="15.5cm" svg:y="10.037cm">
          <draw:text-box>
            <text:p text:style-name="P8"><text:span text:style-name="T2">RREQ [A,C,F,G]</text:span></text:p>
          </draw:text-box>
        </draw:frame>
        <draw:connector draw:style-name="gr11" draw:text-style-name="P3" draw:layer="layout" draw:type="line" svg:x1="16.218cm" svg:y1="13.28cm" svg:x2="12.5cm" svg:y2="14.749cm" draw:start-shape="id38" draw:start-glue-point="7" draw:end-shape="id40" draw:end-glue-point="10">
          <text:p/>
        </draw:connector>
        <draw:frame draw:style-name="gr1" draw:text-style-name="P8" draw:layer="layout" svg:width="5.5cm" svg:height="0.963cm" svg:x="11cm" svg:y="12.438cm">
          <draw:text-box>
            <text:p text:style-name="P8"><text:span text:style-name="T2">RREQ [A,C,F,G]</text:span></text:p>
          </draw:text-box>
        </draw:frame>
        <draw:frame draw:style-name="gr1" draw:text-style-name="P8" draw:layer="layout" svg:width="5.5cm" svg:height="0.963cm" svg:x="17.5cm" svg:y="12.738cm">
          <draw:text-box>
            <text:p text:style-name="P8"><text:span text:style-name="T2">RREQ [A,C,F,G]</text:span></text:p>
          </draw:text-box>
        </draw:frame>
        <draw:frame draw:style-name="gr1" draw:text-style-name="P8" draw:layer="layout" svg:width="5.7cm" svg:height="0.963cm" svg:x="5.7cm" svg:y="14.601cm">
          <draw:text-box>
            <text:p text:style-name="P8"><text:span text:style-name="T2">RREQ [A,C,B,D]</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7" draw:style-name="dp1" draw:master-page-name="Default">
        <office:forms form:automatic-focus="false" form:apply-design-mode="false"/>
        <draw:custom-shape draw:style-name="gr9" draw:text-style-name="P5" draw:id="id41"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5"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4"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2"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6"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3"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9" draw:text-style-name="P5" draw:id="id47" draw:layer="layout" svg:width="1.5cm" svg:height="1.5cm" svg:x="16cm" svg:y="12cm">
          <text:p text:style-name="P5">G</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7" draw:text-style-name="P5" draw:id="id48"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41" draw:start-glue-point="11" draw:end-shape="id42" draw:end-glue-point="6">
          <text:p/>
        </draw:connector>
        <draw:connector draw:style-name="gr5" draw:text-style-name="P3" draw:layer="layout" draw:type="line" svg:x1="12.004cm" svg:y1="3.078cm" svg:x2="13.749cm" svg:y2="7.5cm" draw:start-shape="id42" draw:start-glue-point="9" draw:end-shape="id43" draw:end-glue-point="4">
          <text:p/>
        </draw:connector>
        <draw:connector draw:style-name="gr5" draw:text-style-name="P3" draw:layer="layout" draw:type="line" svg:x1="7.718cm" svg:y1="8.718cm" svg:x2="5.78cm" svg:y2="5.28cm" draw:start-shape="id44" draw:start-glue-point="5" draw:end-shape="id41" draw:end-glue-point="9">
          <text:p/>
        </draw:connector>
        <draw:connector draw:style-name="gr5" draw:text-style-name="P3" draw:layer="layout" draw:type="line" svg:x1="9cm" svg:y1="9.249cm" svg:x2="13cm" svg:y2="8.249cm" draw:start-shape="id44" draw:start-glue-point="10" draw:end-shape="id43" draw:end-glue-point="6">
          <text:p/>
        </draw:connector>
        <draw:connector draw:style-name="gr5" draw:text-style-name="P3" draw:layer="layout" draw:type="line" svg:x1="5.28cm" svg:y1="12.718cm" svg:x2="7.718cm" svg:y2="9.78cm" draw:start-shape="id45" draw:start-glue-point="11" draw:end-shape="id44" draw:end-glue-point="7">
          <text:p/>
        </draw:connector>
        <draw:connector draw:style-name="gr5" draw:text-style-name="P3" draw:layer="layout" draw:type="line" svg:x1="5.28cm" svg:y1="13.78cm" svg:x2="11cm" svg:y2="14.749cm" draw:start-shape="id45" draw:start-glue-point="9" draw:end-shape="id46" draw:end-glue-point="6">
          <text:p/>
        </draw:connector>
        <draw:connector draw:style-name="gr5" draw:text-style-name="P3" draw:layer="layout" draw:type="line" svg:x1="14.28cm" svg:y1="8.78cm" svg:x2="16.218cm" svg:y2="12.218cm" draw:start-shape="id43" draw:start-glue-point="9" draw:end-shape="id47" draw:end-glue-point="5">
          <text:p/>
        </draw:connector>
        <draw:connector draw:style-name="gr5" draw:text-style-name="P3" draw:layer="layout" draw:type="line" svg:x1="12.5cm" svg:y1="14.749cm" svg:x2="16.218cm" svg:y2="13.28cm" draw:start-shape="id46" draw:start-glue-point="10" draw:end-shape="id47" draw:end-glue-point="7">
          <text:p/>
        </draw:connector>
        <draw:connector draw:style-name="gr5" draw:text-style-name="P3" draw:layer="layout" draw:type="line" svg:x1="17.28cm" svg:y1="13.28cm" svg:x2="20.218cm" svg:y2="14.718cm" draw:start-shape="id47" draw:start-glue-point="9" draw:end-shape="id48" draw:end-glue-point="5">
          <text:p/>
        </draw:connector>
        <draw:frame draw:style-name="gr6" draw:layer="layout" svg:width="0.502cm" svg:height="1.204cm" svg:x="21.5cm" svg:y="8.5cm">
          <draw:text-box>
            <text:p/>
          </draw:text-box>
        </draw:frame>
        <draw:frame draw:style-name="gr1" draw:text-style-name="P8" draw:layer="layout" svg:width="3.5cm" svg:height="0.963cm" svg:x="18.3cm" svg:y="13.037cm">
          <draw:text-box>
            <text:p text:style-name="P8"><text:span text:style-name="T2">[A,C,F,G]</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1" draw:text-style-name="P1" draw:layer="layout" svg:width="15cm" svg:height="1.195cm" svg:x="5.5cm" svg:y="8.805cm">
          <draw:text-box>
            <text:p text:style-name="P1"><text:span text:style-name="T1">DSR : Réponse de la station distante</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9" draw:style-name="dp1" draw:master-page-name="Default">
        <office:forms form:automatic-focus="false" form:apply-design-mode="false"/>
        <draw:custom-shape draw:style-name="gr9" draw:text-style-name="P5" draw:id="id49"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4" draw:text-style-name="P5" draw:id="id53"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52"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4" draw:text-style-name="P5" draw:id="id50"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54"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51"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9" draw:text-style-name="P5" draw:id="id55"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9" draw:text-style-name="P5" draw:id="id56"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49" draw:start-glue-point="11" draw:end-shape="id50" draw:end-glue-point="6">
          <text:p/>
        </draw:connector>
        <draw:connector draw:style-name="gr5" draw:text-style-name="P3" draw:layer="layout" draw:type="line" svg:x1="12.004cm" svg:y1="3.078cm" svg:x2="13.749cm" svg:y2="7.5cm" draw:start-shape="id50" draw:start-glue-point="9" draw:end-shape="id51" draw:end-glue-point="4">
          <text:p/>
        </draw:connector>
        <draw:connector draw:style-name="gr12" draw:text-style-name="P3" draw:layer="layout" draw:type="line" svg:x1="7.718cm" svg:y1="8.718cm" svg:x2="5.78cm" svg:y2="5.28cm" draw:start-shape="id52" draw:start-glue-point="5" draw:end-shape="id49" draw:end-glue-point="9">
          <text:p/>
        </draw:connector>
        <draw:connector draw:style-name="gr13" draw:text-style-name="P3" draw:layer="layout" draw:type="line" svg:x1="9cm" svg:y1="9.249cm" svg:x2="13cm" svg:y2="8.249cm" draw:start-shape="id52" draw:start-glue-point="10" draw:end-shape="id51" draw:end-glue-point="6">
          <text:p/>
        </draw:connector>
        <draw:connector draw:style-name="gr5" draw:text-style-name="P3" draw:layer="layout" draw:type="line" svg:x1="5.28cm" svg:y1="12.718cm" svg:x2="7.718cm" svg:y2="9.78cm" draw:start-shape="id53" draw:start-glue-point="11" draw:end-shape="id52" draw:end-glue-point="7">
          <text:p/>
        </draw:connector>
        <draw:connector draw:style-name="gr5" draw:text-style-name="P3" draw:layer="layout" draw:type="line" svg:x1="5.28cm" svg:y1="13.78cm" svg:x2="11cm" svg:y2="14.749cm" draw:start-shape="id53" draw:start-glue-point="9" draw:end-shape="id54" draw:end-glue-point="6">
          <text:p/>
        </draw:connector>
        <draw:connector draw:style-name="gr13" draw:text-style-name="P3" draw:layer="layout" draw:type="line" svg:x1="14.28cm" svg:y1="8.78cm" svg:x2="16.218cm" svg:y2="12.218cm" draw:start-shape="id51" draw:start-glue-point="9" draw:end-shape="id55" draw:end-glue-point="5">
          <text:p/>
        </draw:connector>
        <draw:connector draw:style-name="gr5" draw:text-style-name="P3" draw:layer="layout" draw:type="line" svg:x1="12.5cm" svg:y1="14.749cm" svg:x2="16.218cm" svg:y2="13.28cm" draw:start-shape="id54" draw:start-glue-point="10" draw:end-shape="id55" draw:end-glue-point="7">
          <text:p/>
        </draw:connector>
        <draw:frame draw:style-name="gr6" draw:layer="layout" svg:width="0.502cm" svg:height="1.204cm" svg:x="21.5cm" svg:y="8.5cm">
          <draw:text-box>
            <text:p/>
          </draw:text-box>
        </draw:frame>
        <draw:connector draw:style-name="gr14" draw:text-style-name="P3" draw:layer="layout" draw:type="line" svg:x1="20.218cm" svg:y1="14.718cm" svg:x2="17.28cm" svg:y2="13.28cm" draw:start-shape="id56" draw:start-glue-point="5" draw:end-shape="id55" draw:end-glue-point="9">
          <text:p/>
        </draw:connector>
        <draw:frame draw:style-name="gr1" draw:text-style-name="P10" draw:layer="layout" svg:width="7.5cm" svg:height="0.963cm" svg:x="15.5cm" svg:y="9cm">
          <draw:text-box>
            <text:p text:style-name="P10"><text:span text:style-name="T3">RREP [A,C,F,G]</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 draw:text-style-name="P1" draw:layer="layout" svg:width="15cm" svg:height="1.195cm" svg:x="5.5cm" svg:y="8.805cm">
          <draw:text-box>
            <text:p text:style-name="P1"><text:span text:style-name="T1">DSR : Envoie de données</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11" draw:style-name="dp1" draw:master-page-name="Default">
        <office:forms form:automatic-focus="false" form:apply-design-mode="false"/>
        <draw:custom-shape draw:style-name="gr9" draw:text-style-name="P5" draw:id="id57"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4" draw:text-style-name="P5" draw:id="id61"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60"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4" draw:text-style-name="P5" draw:id="id58"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62"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59"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9" draw:text-style-name="P5" draw:id="id63"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9" draw:text-style-name="P5" draw:id="id64"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57" draw:start-glue-point="11" draw:end-shape="id58" draw:end-glue-point="6">
          <text:p/>
        </draw:connector>
        <draw:connector draw:style-name="gr5" draw:text-style-name="P3" draw:layer="layout" draw:type="line" svg:x1="12.004cm" svg:y1="3.078cm" svg:x2="13.749cm" svg:y2="7.5cm" draw:start-shape="id58" draw:start-glue-point="9" draw:end-shape="id59" draw:end-glue-point="4">
          <text:p/>
        </draw:connector>
        <draw:connector draw:style-name="gr15" draw:text-style-name="P3" draw:layer="layout" draw:type="line" svg:x1="7.718cm" svg:y1="8.718cm" svg:x2="5.78cm" svg:y2="5.28cm" draw:start-shape="id60" draw:start-glue-point="5" draw:end-shape="id57" draw:end-glue-point="9">
          <text:p/>
        </draw:connector>
        <draw:connector draw:style-name="gr12" draw:text-style-name="P3" draw:layer="layout" draw:type="line" svg:x1="9cm" svg:y1="9.249cm" svg:x2="13cm" svg:y2="8.249cm" draw:start-shape="id60" draw:start-glue-point="10" draw:end-shape="id59" draw:end-glue-point="6">
          <text:p/>
        </draw:connector>
        <draw:connector draw:style-name="gr5" draw:text-style-name="P3" draw:layer="layout" draw:type="line" svg:x1="5.28cm" svg:y1="12.718cm" svg:x2="7.718cm" svg:y2="9.78cm" draw:start-shape="id61" draw:start-glue-point="11" draw:end-shape="id60" draw:end-glue-point="7">
          <text:p/>
        </draw:connector>
        <draw:connector draw:style-name="gr5" draw:text-style-name="P3" draw:layer="layout" draw:type="line" svg:x1="5.28cm" svg:y1="13.78cm" svg:x2="11cm" svg:y2="14.749cm" draw:start-shape="id61" draw:start-glue-point="9" draw:end-shape="id62" draw:end-glue-point="6">
          <text:p/>
        </draw:connector>
        <draw:connector draw:style-name="gr12" draw:text-style-name="P3" draw:layer="layout" draw:type="line" svg:x1="14.28cm" svg:y1="8.78cm" svg:x2="16.218cm" svg:y2="12.218cm" draw:start-shape="id59" draw:start-glue-point="9" draw:end-shape="id63" draw:end-glue-point="5">
          <text:p/>
        </draw:connector>
        <draw:connector draw:style-name="gr5" draw:text-style-name="P3" draw:layer="layout" draw:type="line" svg:x1="12.5cm" svg:y1="14.749cm" svg:x2="16.218cm" svg:y2="13.28cm" draw:start-shape="id62" draw:start-glue-point="10" draw:end-shape="id63" draw:end-glue-point="7">
          <text:p/>
        </draw:connector>
        <draw:frame draw:style-name="gr6" draw:layer="layout" svg:width="0.502cm" svg:height="1.204cm" svg:x="21.5cm" svg:y="8.5cm">
          <draw:text-box>
            <text:p/>
          </draw:text-box>
        </draw:frame>
        <draw:connector draw:style-name="gr16" draw:text-style-name="P3" draw:layer="layout" draw:type="line" svg:x1="20.218cm" svg:y1="14.718cm" svg:x2="17.28cm" svg:y2="13.28cm" draw:start-shape="id64" draw:start-glue-point="5" draw:end-shape="id63" draw:end-glue-point="9">
          <text:p/>
        </draw:connector>
        <draw:frame draw:style-name="gr1" draw:text-style-name="P10" draw:layer="layout" svg:width="7.5cm" svg:height="0.963cm" svg:x="1.9cm" svg:y="7.037cm">
          <draw:text-box>
            <text:p text:style-name="P10"><text:span text:style-name="T3">DATA [A,C,F,G]</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1" draw:text-style-name="P1" draw:layer="layout" svg:width="15cm" svg:height="1.195cm" svg:x="5.5cm" svg:y="8.805cm">
          <draw:text-box>
            <text:p text:style-name="P1"><text:span text:style-name="T1">DSR : Coupure de lien</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13" draw:style-name="dp1" draw:master-page-name="Default">
        <office:forms form:automatic-focus="false" form:apply-design-mode="false"/>
        <draw:custom-shape draw:style-name="gr9" draw:text-style-name="P5" draw:id="id65"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4" draw:text-style-name="P5" draw:id="id69"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68"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4" draw:text-style-name="P5" draw:id="id66"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70"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67"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9" draw:text-style-name="P5" draw:id="id71"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9" draw:text-style-name="P5" draw:id="id72"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65" draw:start-glue-point="11" draw:end-shape="id66" draw:end-glue-point="6">
          <text:p/>
        </draw:connector>
        <draw:connector draw:style-name="gr5" draw:text-style-name="P3" draw:layer="layout" draw:type="line" svg:x1="12.004cm" svg:y1="3.078cm" svg:x2="13.749cm" svg:y2="7.5cm" draw:start-shape="id66" draw:start-glue-point="9" draw:end-shape="id67" draw:end-glue-point="4">
          <text:p/>
        </draw:connector>
        <draw:connector draw:style-name="gr15" draw:text-style-name="P3" draw:layer="layout" draw:type="line" svg:x1="7.718cm" svg:y1="8.718cm" svg:x2="5.78cm" svg:y2="5.28cm" draw:start-shape="id68" draw:start-glue-point="5" draw:end-shape="id65" draw:end-glue-point="9">
          <text:p/>
        </draw:connector>
        <draw:connector draw:style-name="gr12" draw:text-style-name="P3" draw:layer="layout" draw:type="line" svg:x1="9cm" svg:y1="9.249cm" svg:x2="13cm" svg:y2="8.249cm" draw:start-shape="id68" draw:start-glue-point="10" draw:end-shape="id67" draw:end-glue-point="6">
          <text:p/>
        </draw:connector>
        <draw:connector draw:style-name="gr5" draw:text-style-name="P3" draw:layer="layout" draw:type="line" svg:x1="5.28cm" svg:y1="12.718cm" svg:x2="7.718cm" svg:y2="9.78cm" draw:start-shape="id69" draw:start-glue-point="11" draw:end-shape="id68" draw:end-glue-point="7">
          <text:p/>
        </draw:connector>
        <draw:connector draw:style-name="gr5" draw:text-style-name="P3" draw:layer="layout" draw:type="line" svg:x1="5.28cm" svg:y1="13.78cm" svg:x2="11cm" svg:y2="14.749cm" draw:start-shape="id69" draw:start-glue-point="9" draw:end-shape="id70" draw:end-glue-point="6">
          <text:p/>
        </draw:connector>
        <draw:connector draw:style-name="gr12" draw:text-style-name="P3" draw:layer="layout" draw:type="line" svg:x1="14.28cm" svg:y1="8.78cm" svg:x2="16.218cm" svg:y2="12.218cm" draw:start-shape="id67" draw:start-glue-point="9" draw:end-shape="id71" draw:end-glue-point="5">
          <text:p/>
        </draw:connector>
        <draw:connector draw:style-name="gr5" draw:text-style-name="P3" draw:layer="layout" draw:type="line" svg:x1="12.5cm" svg:y1="14.749cm" svg:x2="16.218cm" svg:y2="13.28cm" draw:start-shape="id70" draw:start-glue-point="10" draw:end-shape="id71" draw:end-glue-point="7">
          <text:p/>
        </draw:connector>
        <draw:frame draw:style-name="gr6" draw:layer="layout" svg:width="0.502cm" svg:height="1.204cm" svg:x="21.5cm" svg:y="8.5cm">
          <draw:text-box>
            <text:p/>
          </draw:text-box>
        </draw:frame>
        <draw:connector draw:style-name="gr16" draw:text-style-name="P3" draw:layer="layout" draw:type="line" svg:x1="20.218cm" svg:y1="14.718cm" svg:x2="17.28cm" svg:y2="13.28cm" draw:start-shape="id72" draw:start-glue-point="5" draw:end-shape="id71" draw:end-glue-point="9">
          <text:p/>
        </draw:connector>
        <draw:custom-shape draw:style-name="gr17" draw:text-style-name="P11" draw:layer="layout" svg:width="1.601cm" svg:height="1.002cm" svg:x="14.3cm" svg:y="9.8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draw:page draw:name="page14" draw:style-name="dp1" draw:master-page-name="Default">
        <office:forms form:automatic-focus="false" form:apply-design-mode="false"/>
        <draw:custom-shape draw:style-name="gr9" draw:text-style-name="P5" draw:id="id73" draw:layer="layout" svg:width="1.5cm" svg:height="1.5cm" svg:x="4.5cm" svg:y="4cm">
          <text:p text:style-name="P5">A</text:p>
          <draw:enhanced-geometry svg:viewBox="0 0 21600 21600" draw:glue-points="10800 0 3160 3160 0 10800 3160 18440 10800 21600 18440 18440 21600 10800 18440 3160" draw:text-areas="3200 3200 18400 18400" draw:type="ellipse"/>
        </draw:custom-shape>
        <draw:custom-shape draw:style-name="gr4" draw:text-style-name="P5" draw:id="id77" draw:layer="layout" svg:width="1.5cm" svg:height="1.5cm" svg:x="4cm" svg:y="12.5cm">
          <text:p text:style-name="P5">B</text:p>
          <draw:enhanced-geometry svg:viewBox="0 0 21600 21600" draw:glue-points="10800 0 3160 3160 0 10800 3160 18440 10800 21600 18440 18440 21600 10800 18440 3160" draw:text-areas="3200 3200 18400 18400" draw:type="ellipse"/>
        </draw:custom-shape>
        <draw:custom-shape draw:style-name="gr9" draw:text-style-name="P5" draw:id="id76" draw:layer="layout" svg:width="1.5cm" svg:height="1.5cm" svg:x="7.5cm" svg:y="8.5cm">
          <text:p text:style-name="P5">C</text:p>
          <draw:enhanced-geometry svg:viewBox="0 0 21600 21600" draw:glue-points="10800 0 3160 3160 0 10800 3160 18440 10800 21600 18440 18440 21600 10800 18440 3160" draw:text-areas="3200 3200 18400 18400" draw:type="ellipse"/>
        </draw:custom-shape>
        <draw:custom-shape draw:style-name="gr4" draw:text-style-name="P5" draw:id="id74" draw:layer="layout" svg:width="1.5cm" svg:height="1.5cm" svg:x="10.724cm" svg:y="1.798cm">
          <text:p text:style-name="P5">E</text:p>
          <draw:enhanced-geometry svg:viewBox="0 0 21600 21600" draw:glue-points="10800 0 3160 3160 0 10800 3160 18440 10800 21600 18440 18440 21600 10800 18440 3160" draw:text-areas="3200 3200 18400 18400" draw:type="ellipse"/>
        </draw:custom-shape>
        <draw:custom-shape draw:style-name="gr4" draw:text-style-name="P5" draw:id="id78" draw:layer="layout" svg:width="1.5cm" svg:height="1.5cm" svg:x="11cm" svg:y="14cm">
          <text:p text:style-name="P5">D</text:p>
          <draw:enhanced-geometry svg:viewBox="0 0 21600 21600" draw:glue-points="10800 0 3160 3160 0 10800 3160 18440 10800 21600 18440 18440 21600 10800 18440 3160" draw:text-areas="3200 3200 18400 18400" draw:type="ellipse"/>
        </draw:custom-shape>
        <draw:custom-shape draw:style-name="gr9" draw:text-style-name="P5" draw:id="id75" draw:layer="layout" svg:width="1.5cm" svg:height="1.5cm" svg:x="13cm" svg:y="7.5cm">
          <text:p text:style-name="P5">F</text:p>
          <draw:enhanced-geometry svg:viewBox="0 0 21600 21600" draw:glue-points="10800 0 3160 3160 0 10800 3160 18440 10800 21600 18440 18440 21600 10800 18440 3160" draw:text-areas="3200 3200 18400 18400" draw:type="ellipse"/>
        </draw:custom-shape>
        <draw:custom-shape draw:style-name="gr9" draw:text-style-name="P5" draw:id="id79" draw:layer="layout" svg:width="1.5cm" svg:height="1.5cm" svg:x="16cm" svg:y="12cm">
          <text:p text:style-name="P5">G</text:p>
          <draw:enhanced-geometry svg:viewBox="0 0 21600 21600" draw:glue-points="10800 0 3160 3160 0 10800 3160 18440 10800 21600 18440 18440 21600 10800 18440 3160" draw:text-areas="3200 3200 18400 18400" draw:type="ellipse"/>
        </draw:custom-shape>
        <draw:custom-shape draw:style-name="gr9" draw:text-style-name="P5" draw:id="id80" draw:layer="layout" svg:width="1.5cm" svg:height="1.5cm" svg:x="20cm" svg:y="14.5cm">
          <text:p text:style-name="P5">H</text:p>
          <draw:enhanced-geometry svg:viewBox="0 0 21600 21600" draw:glue-points="10800 0 3160 3160 0 10800 3160 18440 10800 21600 18440 18440 21600 10800 18440 3160" draw:text-areas="3200 3200 18400 18400" draw:type="ellipse"/>
        </draw:custom-shape>
        <draw:connector draw:style-name="gr5" draw:text-style-name="P3" draw:layer="layout" draw:type="line" svg:x1="5.78cm" svg:y1="4.218cm" svg:x2="10.724cm" svg:y2="2.547cm" draw:start-shape="id73" draw:start-glue-point="11" draw:end-shape="id74" draw:end-glue-point="6">
          <text:p/>
        </draw:connector>
        <draw:connector draw:style-name="gr5" draw:text-style-name="P3" draw:layer="layout" draw:type="line" svg:x1="12.004cm" svg:y1="3.078cm" svg:x2="13.749cm" svg:y2="7.5cm" draw:start-shape="id74" draw:start-glue-point="9" draw:end-shape="id75" draw:end-glue-point="4">
          <text:p/>
        </draw:connector>
        <draw:connector draw:style-name="gr18" draw:text-style-name="P3" draw:layer="layout" draw:type="line" svg:x1="7.718cm" svg:y1="8.718cm" svg:x2="5.78cm" svg:y2="5.28cm" draw:start-shape="id76" draw:start-glue-point="5" draw:end-shape="id73" draw:end-glue-point="9">
          <text:p/>
        </draw:connector>
        <draw:connector draw:style-name="gr19" draw:text-style-name="P3" draw:layer="layout" draw:type="line" svg:x1="9cm" svg:y1="9.249cm" svg:x2="13cm" svg:y2="8.249cm" draw:start-shape="id76" draw:start-glue-point="10" draw:end-shape="id75" draw:end-glue-point="6">
          <text:p/>
        </draw:connector>
        <draw:connector draw:style-name="gr5" draw:text-style-name="P3" draw:layer="layout" draw:type="line" svg:x1="5.28cm" svg:y1="12.718cm" svg:x2="7.718cm" svg:y2="9.78cm" draw:start-shape="id77" draw:start-glue-point="11" draw:end-shape="id76" draw:end-glue-point="7">
          <text:p/>
        </draw:connector>
        <draw:connector draw:style-name="gr5" draw:text-style-name="P3" draw:layer="layout" draw:type="line" svg:x1="5.28cm" svg:y1="13.78cm" svg:x2="11cm" svg:y2="14.749cm" draw:start-shape="id77" draw:start-glue-point="9" draw:end-shape="id78" draw:end-glue-point="6">
          <text:p/>
        </draw:connector>
        <draw:connector draw:style-name="gr20" draw:text-style-name="P3" draw:layer="layout" draw:type="line" svg:x1="14.28cm" svg:y1="8.78cm" svg:x2="16.218cm" svg:y2="12.218cm" draw:start-shape="id75" draw:start-glue-point="9" draw:end-shape="id79" draw:end-glue-point="5">
          <text:p/>
        </draw:connector>
        <draw:connector draw:style-name="gr5" draw:text-style-name="P3" draw:layer="layout" draw:type="line" svg:x1="12.5cm" svg:y1="14.749cm" svg:x2="16.218cm" svg:y2="13.28cm" draw:start-shape="id78" draw:start-glue-point="10" draw:end-shape="id79" draw:end-glue-point="7">
          <text:p/>
        </draw:connector>
        <draw:frame draw:style-name="gr6" draw:layer="layout" svg:width="0.502cm" svg:height="1.204cm" svg:x="21.5cm" svg:y="8.5cm">
          <draw:text-box>
            <text:p/>
          </draw:text-box>
        </draw:frame>
        <draw:connector draw:style-name="gr21" draw:text-style-name="P3" draw:layer="layout" draw:type="line" svg:x1="20.218cm" svg:y1="14.718cm" svg:x2="17.28cm" svg:y2="13.28cm" draw:start-shape="id80" draw:start-glue-point="5" draw:end-shape="id79" draw:end-glue-point="9">
          <text:p/>
        </draw:connector>
        <draw:frame draw:style-name="gr1" draw:text-style-name="P8" draw:layer="layout" svg:width="4.2cm" svg:height="0.963cm" svg:x="8cm" svg:y="6cm">
          <draw:text-box>
            <text:p text:style-name="P8"><text:span text:style-name="T2">RERR [F,G]</text:span></text:p>
          </draw:text-box>
        </draw:frame>
        <draw:line draw:style-name="gr22" draw:text-style-name="P3" draw:layer="layout" svg:x1="15.5cm" svg:y1="9.5cm" svg:x2="14.5cm" svg:y2="11cm">
          <text:p/>
        </draw:line>
        <draw:line draw:style-name="gr22" draw:text-style-name="P3" draw:layer="layout" svg:x1="15.9cm" svg:y1="10.5cm" svg:x2="14.3cm" svg:y2="10cm">
          <text:p/>
        </draw:lin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7" draw:layer="layout" svg:width="16.799cm" svg:height="13.114cm" svg:x="2.1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2"/>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09T16:49:17</meta:creation-date>
    <dc:creator>papuch papuch</dc:creator>
    <dc:date>2006-01-09T23:58:13</dc:date>
    <dc:language>fr-FR</dc:language>
    <meta:editing-cycles>25</meta:editing-cycles>
    <meta:editing-duration>PT3H50M46S</meta:editing-duration>
    <meta:user-defined meta:name="Info 1"/>
    <meta:user-defined meta:name="Info 2"/>
    <meta:user-defined meta:name="Info 3"/>
    <meta:user-defined meta:name="Info 4"/>
    <meta:document-statistic meta:object-count="258"/>
  </office:meta>
</office:document-meta>
</file>